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21/09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FIDEL ALBERTO IRURI ROBLES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AGROPECUARIA NUTRICENTRO IRURI E.I.R.L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CUZ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22/09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GONZALES CCALLUCO, JUAN PABLO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>ARISPE GAMARRA, ANDRES WILIAN</text:p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30</text:p>
          </table:table-cell>
        </table:table-row>
        <table:table-row>
          <table:table-cell table:style-name="Tabla1.A2" office:value-type="float" office:value="0">
            <text:p text:style-name="P7">POLLOS COBB</text:p>
          </table:table-cell>
          <table:table-cell table:style-name="Tabla1.B2" office:value-type="string">
            <text:p text:style-name="P9">Cant.Cajas: <text:span text:style-name="T11">30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926691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011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5:50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7:05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21T22:46:05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